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20000000204B249CA79A42C6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DejaVu Serif3" svg:font-family="'DejaVu Serif'" style:font-adornments="Book" style:font-family-generic="roman"/>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Georgia" svg:font-family="Georgia" style:font-adornments="Italique" style:font-family-generic="roman" style:font-pitch="variable"/>
    <style:font-face style:name="Georgia1" svg:font-family="Georgia" style:font-adornments="Normal"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Notabene">
      <style:text-properties fo:font-style="normal" style:font-style-asian="normal" style:font-style-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shadow="none"/>
    </style:style>
    <style:style style:name="P5" style:family="paragraph" style:parent-style-name="TextInfo">
      <style:text-properties officeooo:paragraph-rsid="001e2818"/>
    </style:style>
    <style:style style:name="P6" style:family="paragraph" style:parent-style-name="Heading_20_4">
      <style:text-properties fo:font-weight="normal" style:font-weight-asian="normal" style:font-weight-complex="normal"/>
    </style:style>
    <style:style style:name="P7" style:family="paragraph" style:parent-style-name="Text_20_body" style:list-style-name="L1"/>
    <style:style style:name="P8" style:family="paragraph">
      <loext:graphic-properties draw:fill="solid" draw:fill-color="#ffffff" draw:opacity="50%" draw:fill-image-width="0cm" draw:fill-image-height="0cm"/>
      <style:paragraph-properties fo:margin-left="0cm" fo:margin-right="0cm" fo:margin-top="0cm" fo:margin-bottom="0cm" fo:line-height="100%" fo:text-align="center" fo:text-indent="0cm">
        <style:tab-stops/>
      </style:paragraph-properties>
      <style:text-properties fo:color="#800000" style:text-outline="false" style:text-line-through-style="none" style:text-line-through-type="none" style:font-name="DejaVu Serif1"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23b8dc" draw:opacity="5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Georgia1" fo:font-size="14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indent="0cm">
        <style:tab-stops/>
      </style:paragraph-properties>
    </style:style>
    <style:style style:name="P11" style:family="paragraph">
      <loext:graphic-properties draw:fill="solid" draw:fill-color="#ffff99" draw:opacity="50%"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Georgia1" fo:font-size="12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ccccff" draw:opacity="50%"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Georgia1" fo:font-size="12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position="sub 58%"/>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DejaVu Serif1" style:font-name-asian="DejaVu Serif1" style:font-name-complex="DejaVu Serif1"/>
    </style:style>
    <style:style style:name="T9" style:family="text">
      <style:text-properties style:font-name="DejaVu Serif1" style:font-name-asian="Lucida Sans Unicode" style:font-name-complex="Tahoma"/>
    </style:style>
    <style:style style:name="T10" style:family="text">
      <style:text-properties style:font-name="DejaVu Serif3" style:font-name-asian="DejaVu Serif3" style:font-name-complex="DejaVu Serif3"/>
    </style:style>
    <style:style style:name="T11" style:family="text">
      <style:text-properties style:text-line-through-style="none" style:text-line-through-type="none"/>
    </style:style>
    <style:style style:name="T12" style:family="text">
      <style:text-properties style:text-line-through-style="none" style:text-line-through-type="none" style:text-position="super 58%"/>
    </style:style>
    <style:style style:name="T13" style:family="text">
      <style:text-properties officeooo:rsid="001c0dfa"/>
    </style:style>
    <style:style style:name="T14" style:family="text">
      <style:text-properties officeooo:rsid="001c919f"/>
    </style:style>
    <style:style style:name="T15" style:family="text">
      <style:text-properties officeooo:rsid="001e2818"/>
    </style:style>
    <style:style style:name="T16" style:family="text">
      <style:text-properties officeooo:rsid="001f1e8c"/>
    </style:style>
    <style:style style:name="T17" style:family="text">
      <style:text-properties style:use-window-font-color="true" style:text-outline="false" style:text-line-through-style="none" style:text-line-through-type="none" style:font-name="Georgia1" fo:font-size="12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25" svg:stroke-width="0cm" svg:stroke-color="#000000" draw:marker-start="" draw:marker-start-width="0.3cm" draw:marker-start-center="false" draw:marker-end="" draw:marker-end-width="0.3cm" draw:marker-end-center="false" draw:fill="solid" draw:fill-color="#ffffff" draw:opacity="5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3" style:family="graphic">
      <style:graphic-properties draw:stroke="solid" draw:stroke-dash="Dashed_20__28_var_29__20_99" svg:stroke-width="0.101cm" svg:stroke-color="#800080" draw:marker-start="" draw:marker-start-width="0.45cm" draw:marker-start-center="false" draw:marker-end="Arrow" draw:marker-end-width="0.45cm" draw:marker-end-center="false" svg:stroke-opacity="75%" draw:fill="solid" draw:fill-color="#23b8dc" draw:opacity="50%" draw:fill-image-width="0cm" draw:fill-image-height="0cm" draw:textarea-horizontal-align="center" draw:textarea-vertical-align="middle" fo:padding-top="0.175cm" fo:padding-bottom="0.175cm" fo:padding-left="0.3cm" fo:padding-right="0.3cm" draw:shadow="hidden" draw:shadow-offset-x="0.3cm" draw:shadow-offset-y="0.3cm" draw:shadow-color="#808080" draw:shadow-opacity="50%" style:run-through="foreground"/>
    </style:style>
    <style:style style:name="gr4" style:family="graphic">
      <style:graphic-properties draw:stroke="solid" draw:stroke-dash="Dashed_20__28_var_29__20_100" svg:stroke-width="0cm" svg:stroke-color="#000000" draw:marker-start="" draw:marker-start-width="0.3cm" draw:marker-start-center="false" draw:marker-end="" draw:marker-end-width="0.3cm" draw:marker-end-center="false" draw:fill="solid" draw:fill-color="#ffff99" draw:opacity="50%" draw:fill-image-width="0cm" draw:fill-image-height="0cm" draw:textarea-horizontal-align="left" draw:auto-grow-height="true" draw:auto-grow-width="true" fo:min-height="0.497cm" fo:min-width="2cm" fo:padding-top="0.125cm" fo:padding-bottom="0.125cm" fo:padding-left="0.25cm" fo:padding-right="0.25cm" draw:shadow="hidden" draw:shadow-offset-x="0.3cm" draw:shadow-offset-y="0.3cm" draw:shadow-color="#808080" draw:shadow-opacity="50%" style:run-through="foreground"/>
    </style:style>
    <style:style style:name="gr5" style:family="graphic">
      <style:graphic-properties draw:stroke="solid" draw:stroke-dash="Dashed_20__28_var_29__20_101" svg:stroke-width="0cm" svg:stroke-color="#000000" draw:marker-start="" draw:marker-start-width="0.3cm" draw:marker-start-center="false" draw:marker-end="" draw:marker-end-width="0.3cm" draw:marker-end-center="false" draw:fill="solid" draw:fill-color="#ccccff" draw:opacity="50%" draw:fill-image-width="0cm" draw:fill-image-height="0cm" draw:textarea-horizontal-align="left" draw:auto-grow-height="true" draw:auto-grow-width="true" fo:min-height="0.497cm" fo:min-width="2.006cm" fo:padding-top="0.125cm" fo:padding-bottom="0.125cm" fo:padding-left="0.25cm" fo:padding-right="0.25cm" draw:shadow="hidden" draw:shadow-offset-x="0.3cm" draw:shadow-offset-y="0.3cm" draw:shadow-color="#808080" draw:shadow-opacity="50%" style:run-through="foreground"/>
    </style:style>
    <style:style style:name="gr6" style:family="graphic">
      <style:graphic-properties draw:stroke="solid" draw:stroke-dash="Dashed_20__28_var_29__20_102" svg:stroke-width="0cm" svg:stroke-color="#000000" draw:marker-start="" draw:marker-start-width="0.3cm" draw:marker-start-center="false" draw:marker-end="" draw:marker-end-width="0.3cm" draw:marker-end-center="false" draw:fill="solid" draw:fill-color="#ccccff" draw:opacity="50%" draw:fill-image-width="0cm" draw:fill-image-height="0cm" draw:textarea-horizontal-align="left" draw:auto-grow-height="true" draw:auto-grow-width="true" fo:min-height="0.497cm" fo:min-width="1.884cm" fo:padding-top="0.125cm" fo:padding-bottom="0.125cm" fo:padding-left="0.25cm" fo:padding-right="0.25cm" draw:shadow="hidden" draw:shadow-offset-x="0.3cm" draw:shadow-offset-y="0.3cm" draw:shadow-color="#808080" draw:shadow-opacity="50%" style:run-through="foreground"/>
    </style:style>
    <style:style style:name="gr7" style:family="graphic">
      <style:graphic-properties draw:stroke="solid" draw:stroke-dash="Dashed_20__28_var_29__20_103" svg:stroke-width="0cm" svg:stroke-color="#000000" draw:marker-start="" draw:marker-start-width="0.3cm" draw:marker-start-center="false" draw:marker-end="Arrow" draw:marker-end-width="0.3cm" draw:marker-end-center="false" draw:fill="solid" draw:fill-color="#23b8dc"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8" style:family="graphic">
      <style:graphic-properties draw:stroke="solid" draw:stroke-dash="Dashed_20__28_var_29__20_104" svg:stroke-width="0cm" svg:stroke-color="#000000" draw:marker-start="" draw:marker-start-width="0.3cm" draw:marker-start-center="false" draw:marker-end="Arrow" draw:marker-end-width="0.3cm" draw:marker-end-center="false" draw:fill="solid" draw:fill-color="#23b8dc"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9" style:family="graphic">
      <style:graphic-properties draw:stroke="solid" draw:stroke-dash="Dashed_20__28_var_29__20_105" svg:stroke-width="0cm" svg:stroke-color="#000000" draw:marker-start="" draw:marker-start-width="0.3cm" draw:marker-start-center="false" draw:marker-end="" draw:marker-end-width="0.3cm" draw:marker-end-center="false" draw:fill="solid" draw:fill-color="#ffff99" draw:opacity="50%" draw:fill-image-width="0cm" draw:fill-image-height="0cm" draw:textarea-horizontal-align="left" draw:auto-grow-height="true" draw:auto-grow-width="true" fo:min-height="0.497cm" fo:min-width="2cm" fo:padding-top="0.125cm" fo:padding-bottom="0.125cm" fo:padding-left="0.25cm" fo:padding-right="0.25cm" draw:shadow="hidden" draw:shadow-offset-x="0.3cm" draw:shadow-offset-y="0.3cm" draw:shadow-color="#808080" draw:shadow-opacity="50%" style:run-through="foreground"/>
    </style:style>
    <style:style style:name="gr10" style:family="graphic">
      <style:graphic-properties draw:stroke="solid" draw:stroke-dash="Dashed_20__28_var_29__20_106" svg:stroke-width="0cm" svg:stroke-color="#000000" draw:marker-start="" draw:marker-start-width="0.3cm" draw:marker-start-center="false" draw:marker-end="" draw:marker-end-width="0.3cm" draw:marker-end-center="false" draw:fill="solid" draw:fill-color="#ffff99" draw:opacity="50%" draw:fill-image-width="0cm" draw:fill-image-height="0cm" draw:textarea-horizontal-align="left" draw:auto-grow-height="true" draw:auto-grow-width="true" fo:min-height="0.497cm" fo:min-width="2.006cm" fo:padding-top="0.125cm" fo:padding-bottom="0.125cm" fo:padding-left="0.25cm" fo:padding-right="0.25cm" draw:shadow="hidden" draw:shadow-offset-x="0.3cm" draw:shadow-offset-y="0.3cm" draw:shadow-color="#808080" draw:shadow-opacity="50%" style:run-through="foreground"/>
    </style:style>
    <style:style style:name="gr11" style:family="graphic">
      <style:graphic-properties draw:stroke="solid" draw:stroke-dash="Dashed_20__28_var_29__20_107" svg:stroke-width="0cm" svg:stroke-color="#000000" draw:marker-start="" draw:marker-start-width="0.3cm" draw:marker-start-center="false" draw:marker-end="" draw:marker-end-width="0.3cm" draw:marker-end-center="false" draw:fill="solid" draw:fill-color="#ccccff" draw:opacity="50%" draw:fill-image-width="0cm" draw:fill-image-height="0cm" draw:textarea-horizontal-align="left" draw:auto-grow-height="true" draw:auto-grow-width="true" fo:min-height="0.497cm" fo:min-width="2.256cm" fo:padding-top="0.125cm" fo:padding-bottom="0.125cm" fo:padding-left="0.25cm" fo:padding-right="0.25cm" draw:shadow="hidden" draw:shadow-offset-x="0.3cm" draw:shadow-offset-y="0.3cm" draw:shadow-color="#808080" draw:shadow-opacity="50%" style:run-through="foreground"/>
    </style:style>
    <style:style style:name="gr12" style:family="graphic">
      <style:graphic-properties draw:stroke="solid" draw:stroke-dash="Dashed_20__28_var_29__20_108" svg:stroke-width="0cm" svg:stroke-color="#000000" draw:marker-start="" draw:marker-start-width="0.3cm" draw:marker-start-center="false" draw:marker-end="Arrow" draw:marker-end-width="0.3cm" draw:marker-end-center="false" draw:fill="solid" draw:fill-color="#23b8dc"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3" style:family="graphic">
      <style:graphic-properties draw:stroke="solid" draw:stroke-dash="Dashed_20__28_var_29__20_109" svg:stroke-width="0cm" svg:stroke-color="#000000" draw:marker-start="" draw:marker-start-width="0.3cm" draw:marker-start-center="false" draw:marker-end="" draw:marker-end-width="0.3cm" draw:marker-end-center="false" draw:fill="solid" draw:fill-color="#ccccff" draw:opacity="50%" draw:fill-image-width="0cm" draw:fill-image-height="0cm" draw:textarea-horizontal-align="left" draw:auto-grow-height="true" draw:auto-grow-width="true" fo:min-height="0.497cm" fo:min-width="2.247cm" fo:padding-top="0.125cm" fo:padding-bottom="0.125cm" fo:padding-left="0.25cm" fo:padding-right="0.25cm" draw:shadow="hidden" draw:shadow-offset-x="0.3cm" draw:shadow-offset-y="0.3cm" draw:shadow-color="#808080" draw:shadow-opacity="50%" style:run-through="foreground"/>
    </style:style>
    <style:style style:name="gr14" style:family="graphic">
      <style:graphic-properties draw:stroke="solid" draw:stroke-dash="Dashed_20__28_var_29__20_110" svg:stroke-width="0cm" svg:stroke-color="#000000" draw:marker-start="" draw:marker-start-width="0.3cm" draw:marker-start-center="false" draw:marker-end="" draw:marker-end-width="0.3cm" draw:marker-end-center="false" draw:fill="solid" draw:fill-color="#ffff99" draw:opacity="50%" draw:fill-image-width="0cm" draw:fill-image-height="0cm" draw:textarea-horizontal-align="left" draw:auto-grow-height="true" draw:auto-grow-width="true" fo:min-height="0.497cm" fo:min-width="1.265cm" fo:padding-top="0.125cm" fo:padding-bottom="0.125cm" fo:padding-left="0.25cm" fo:padding-right="0.25cm" draw:shadow="hidden" draw:shadow-offset-x="0.3cm" draw:shadow-offset-y="0.3cm" draw:shadow-color="#808080" draw:shadow-opacity="50%" style:run-through="foreground"/>
    </style:style>
    <style:style style:name="gr15" style:family="graphic">
      <style:graphic-properties draw:stroke="solid" draw:stroke-dash="Dashed_20__28_var_29__20_111" svg:stroke-width="0cm" svg:stroke-color="#000000" draw:marker-start="" draw:marker-start-width="0.3cm" draw:marker-start-center="false" draw:marker-end="" draw:marker-end-width="0.3cm" draw:marker-end-center="false" draw:fill="solid" draw:fill-color="#ccccff" draw:opacity="50%" draw:fill-image-width="0cm" draw:fill-image-height="0cm" draw:textarea-horizontal-align="left" draw:auto-grow-height="true" draw:auto-grow-width="true" fo:min-height="0.497cm" fo:min-width="1.515cm" fo:padding-top="0.125cm" fo:padding-bottom="0.125cm" fo:padding-left="0.25cm" fo:padding-right="0.25cm" draw:shadow="hidden" draw:shadow-offset-x="0.3cm" draw:shadow-offset-y="0.3cm" draw:shadow-color="#808080" draw:shadow-opacity="50%" style:run-through="foreground"/>
    </style:style>
    <style:style style:name="gr16" style:family="graphic">
      <style:graphic-properties draw:stroke="solid" draw:stroke-dash="Dashed_20__28_var_29__20_112" svg:stroke-width="0cm" svg:stroke-color="#000000" draw:marker-start="" draw:marker-start-width="0.3cm" draw:marker-start-center="false" draw:marker-end="Arrow" draw:marker-end-width="0.3cm" draw:marker-end-center="false" draw:fill="solid" draw:fill-color="#23b8dc"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7" style:family="graphic">
      <style:graphic-properties draw:stroke="solid" draw:stroke-dash="Dashed_20__28_var_29__20_113" svg:stroke-width="0cm" svg:stroke-color="#000000" draw:marker-start="" draw:marker-start-width="0.3cm" draw:marker-start-center="false" draw:marker-end="Arrow" draw:marker-end-width="0.3cm" draw:marker-end-center="false" draw:fill="solid" draw:fill-color="#23b8dc"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8" style:family="graphic">
      <style:graphic-properties draw:stroke="solid" draw:stroke-dash="Dashed_20__28_var_29__20_114" svg:stroke-width="0.101cm" svg:stroke-color="#800080" draw:marker-start="" draw:marker-start-width="0.45cm" draw:marker-start-center="false" draw:marker-end="Arrow" draw:marker-end-width="0.45cm" draw:marker-end-center="false" draw:fill="solid" draw:fill-color="#23b8dc" draw:opacity="50%" draw:fill-image-width="0cm" draw:fill-image-height="0cm" draw:textarea-horizontal-align="center" draw:textarea-vertical-align="middle" fo:padding-top="0.175cm" fo:padding-bottom="0.175cm" fo:padding-left="0.3cm" fo:padding-right="0.3cm" draw:shadow="hidden" draw:shadow-offset-x="0.3cm" draw:shadow-offset-y="0.3cm" draw:shadow-color="#808080" draw:shadow-opacity="50%" style:run-through="foreground"/>
    </style:style>
    <style:style style:name="gr19" style:family="graphic">
      <style:graphic-properties draw:stroke="solid" draw:stroke-dash="Dashed_20__28_var_29__20_115" svg:stroke-width="0cm" svg:stroke-color="#000000" draw:marker-start="" draw:marker-start-width="0.3cm" draw:marker-start-center="false" draw:marker-end="" draw:marker-end-width="0.3cm" draw:marker-end-center="false" draw:fill="solid" draw:fill-color="#ffff99" draw:opacity="50%" draw:fill-image-width="0cm" draw:fill-image-height="0cm" draw:textarea-horizontal-align="left" draw:auto-grow-height="true" draw:auto-grow-width="true" fo:min-height="0.497cm" fo:min-width="2.455cm" fo:padding-top="0.125cm" fo:padding-bottom="0.125cm" fo:padding-left="0.25cm" fo:padding-right="0.25cm" draw:shadow="hidden" draw:shadow-offset-x="0.3cm" draw:shadow-offset-y="0.3cm" draw:shadow-color="#808080" draw:shadow-opacity="50%" style:run-through="foreground"/>
    </style:style>
    <style:style style:name="gr20" style:family="graphic">
      <style:graphic-properties draw:stroke="solid" draw:stroke-dash="Dashed_20__28_var_29__20_116" svg:stroke-width="0cm" svg:stroke-color="#000000" draw:marker-start="" draw:marker-start-width="0.3cm" draw:marker-start-center="false" draw:marker-end="" draw:marker-end-width="0.3cm" draw:marker-end-center="false" draw:fill="solid" draw:fill-color="#ccccff" draw:opacity="50%" draw:fill-image-width="0cm" draw:fill-image-height="0cm" draw:textarea-horizontal-align="left" draw:auto-grow-height="true" draw:auto-grow-width="true" fo:min-height="0.497cm" fo:min-width="2.704cm" fo:padding-top="0.125cm" fo:padding-bottom="0.125cm" fo:padding-left="0.25cm" fo:padding-right="0.25cm" draw:shadow="hidden" draw:shadow-offset-x="0.3cm" draw:shadow-offset-y="0.3cm" draw:shadow-color="#808080" draw:shadow-opacity="50%" style:run-through="foreground"/>
    </style:style>
    <style:style style:name="gr21" style:family="graphic">
      <style:graphic-properties draw:stroke="solid" draw:stroke-dash="Dashed_20__28_var_29__20_117" svg:stroke-width="0cm" svg:stroke-color="#000000" draw:marker-start="Arrow" draw:marker-start-width="0.3cm" draw:marker-start-center="false" draw:marker-end="" draw:marker-end-width="0.3cm" draw:marker-end-center="false" draw:fill="solid" draw:fill-color="#23b8dc"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2" style:family="graphic">
      <style:graphic-properties draw:stroke="solid" draw:stroke-dash="Dashed_20__28_var_29__20_118" svg:stroke-width="0cm" svg:stroke-color="#000000" draw:marker-start="Arrow" draw:marker-start-width="0.3cm" draw:marker-start-center="false" draw:marker-end="" draw:marker-end-width="0.3cm" draw:marker-end-center="false" draw:fill="solid" draw:fill-color="#23b8dc"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3" style:family="graphic">
      <style:graphic-properties draw:stroke="solid" draw:stroke-dash="Dashed_20__28_var_29__20_119" svg:stroke-width="0cm" svg:stroke-color="#000000" draw:marker-start="" draw:marker-start-width="0.3cm" draw:marker-start-center="false" draw:marker-end="Arrow" draw:marker-end-width="0.3cm" draw:marker-end-center="false" draw:fill="solid" draw:fill-color="#23b8dc"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4" style:family="graphic">
      <style:graphic-properties draw:stroke="solid" draw:stroke-dash="Dashed_20__28_var_29__20_120" svg:stroke-width="0cm" svg:stroke-color="#000000" draw:marker-start="" draw:marker-start-width="0.3cm" draw:marker-start-center="false" draw:marker-end="" draw:marker-end-width="0.3cm" draw:marker-end-center="false" draw:fill="solid" draw:fill-color="#23b8dc"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5" style:family="graphic">
      <style:graphic-properties draw:stroke="solid" draw:stroke-dash="Dashed_20__28_var_29__20_121" svg:stroke-width="0.049cm" svg:stroke-color="#800000" draw:marker-start="" draw:marker-start-width="0.275cm" draw:marker-start-center="false" draw:marker-end="Arrow" draw:marker-end-width="0.376cm" draw:marker-end-center="false" draw:fill="solid" draw:fill-color="#23b8dc"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26" style:family="graphic">
      <style:graphic-properties draw:stroke="solid" draw:stroke-dash="Dashed_20__28_var_29__20_122" svg:stroke-width="0.049cm" svg:stroke-color="#800000" draw:marker-start="" draw:marker-start-width="0.275cm" draw:marker-start-center="false" draw:marker-end="Arrow" draw:marker-end-width="0.376cm" draw:marker-end-center="false" draw:fill="solid" draw:fill-color="#23b8dc"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27" style:family="graphic">
      <style:graphic-properties draw:stroke="solid" draw:stroke-dash="Dashed_20__28_var_29__20_123" svg:stroke-width="0.049cm" svg:stroke-color="#800000" draw:marker-start="" draw:marker-start-width="0.275cm" draw:marker-start-center="false" draw:marker-end="Arrow" draw:marker-end-width="0.376cm" draw:marker-end-center="false" draw:fill="solid" draw:fill-color="#23b8dc"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28" style:family="graphic">
      <style:graphic-properties draw:stroke="solid" draw:stroke-dash="Dashed_20__28_var_29__20_124" svg:stroke-width="0cm" svg:stroke-color="#000000" draw:marker-start="" draw:marker-start-width="0.3cm" draw:marker-start-center="false" draw:marker-end="" draw:marker-end-width="0.3cm" draw:marker-end-center="false" draw:fill="solid" draw:fill-color="#ffff99" draw:opacity="50%" draw:fill-image-width="0cm" draw:fill-image-height="0cm" draw:textarea-horizontal-align="left" draw:auto-grow-height="true" draw:auto-grow-width="true" fo:min-height="0.497cm" fo:min-width="2cm" fo:padding-top="0.125cm" fo:padding-bottom="0.125cm" fo:padding-left="0.25cm" fo:padding-right="0.25cm" draw:shadow="hidden" draw:shadow-offset-x="0.3cm" draw:shadow-offset-y="0.3cm" draw:shadow-color="#808080" draw:shadow-opacity="5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im of the ARXIM project</text:h>
      <text:p text:style-name="Text_20_body">Chemical thermodynamics is involved in many fields of the earth sciences, from magmatic and metamorphic petrology through hydrothermal fluid-rock interactions to subsurface reactive transport processes. Addressing a petrological issue commonly involves the solution of multi-variate problems, where a large number of parameters (system composition, P, T, µ's, ...) interact with each other. Moreover, petrological problems often involve coupled processes, where the thermodynamic approach is intimately coupled with other physical processes, such as material fluxes, heat flux, etc. </text:p>
      <text:p text:style-name="Text_20_body">This has triggered, with computers becoming largely accessible, the development of a large number of codes. Such codes are currently available for nearly every situation where a thermodynamic approach may help understanding geological processes. Many are dedicated to water-rock interaction processes at subsurface conditions (e.g. EQ3/6, PHREEQC, CHESS, GEM-Selektor,...), while others are devoted to metamorphic petrology (THERIAK, PERPLEX, TWEEQU, THERMOCALC, etc).</text:p>
      <text:p text:style-name="Text_20_body">The aim of the ARXIM project, rather than adding still another program to the current list, is the development of an open, modular, and extensible library that would comprise the general tools for multiphase equilibrium / reaction calculations. The tools should be susceptible to modification and extension by the user and easily imported <text:span text:style-name="T16">from</text:span> other codes.</text:p>
      <text:p text:style-name="Text_20_body">Fortran 90 is chosen as language because, while keeping with the relative simplicity of fortran77, it incorporates the essential features for building modular codes, easier to understand, modify, share, and extend. </text:p>
      <text:p text:style-name="Text_20_body">ARXIM (Αρχιμήδης) was developed as a successor of the Fortran77 code ARCHIMEDE (Cassou, 2000), which was used as a "chemical reactor" of the reactive transport code DIAPHORE (Le Gallo et al, 1998). Further developments of ARCHIMEDE (Nourtier-Mazauric et al., 2003; Corviser, 2006) showed the difficulty of maintenance of complex codes in Fortran 77, and pointed to the need for completely rewriting the code using a modular language.</text:p>
      <text:p text:style-name="Text_20_body">Although not strictly "object-oriented" (lacking a dedicated class construct and class heritage derivation), Fortran 90 allows the construction of "objects", i.e. computer constructs representing a given physical entity ("phase", "species", ...), by using modules, which "encapsulate" a dedicated data structure and the specific methods acting on this structure and interact with each others by well defined interfaces. It has thus the essential feature, for long term maintenance and cooperative development, that the computer representations of the physical notions of interest can be modified, extended or adjusted to specific needs, without breaking the whole code.</text:p>
      <text:h text:style-name="Heading_20_2" text:outline-level="2">objects for chemical thermodynamics</text:h>
      <text:p text:style-name="Text_20_body">Essential for an efficient implementation is the <text:s/>construction of a hierarchy of abstract data types and related methods that describe the "objects" involved in chemical thermodynamics, emphasizing their mutual dependencies.</text:p>
      <text:p text:style-name="Text_20_body">We do not intend to give here a comprehensive account of chemical thermodynamics, but we present some fundamental concepts that underlie the construction of the library. </text:p>
      <text:p text:style-name="Text_20_body">The main thermodynamic constructs can be organized along the following hierarchy: a chemical <text:span text:style-name="T1">system</text:span> is defined in terms of phases, a <text:span text:style-name="T2">phase</text:span> is defined in terms of <text:span text:style-name="T1">species</text:span> and <text:span text:style-name="T1">mixing models</text:span>, and a species is defined in relation to <text:span text:style-name="T1">elements</text:span>.</text:p>
      <text:h text:style-name="Heading_20_3" text:outline-level="3"><text:soft-page-break/>describing the chemical space</text:h>
      <text:h text:style-name="Heading_20_4" text:outline-level="4">element</text:h>
      <text:p text:style-name="Text_20_body">The chemical element is the most "basic" chemical / stoichiometric entity considered. The first step in the definition of a chemical space is the element list, e.g. (O,H,C), which provides the basis for the stoichiometric definition of higher level entities.</text:p>
      <text:p text:style-name="TextSmall">The minimal "element" construct comprises purely atomic properties (name, atomic weight, ...), but, for the element set to be able to generate all substances possibly involved in the system, it may also, depending on the chemical system under consideration, include additional properties, such as valency, oxidation state, etc.<text:span text:style-name="T7">, as discussed in detail hereafter</text:span></text:p>
      <text:h text:style-name="Heading_20_5" text:outline-level="5">substance</text:h>
      <text:p text:style-name="Text_20_body">A substance is <text:span text:style-name="T1">a combination of elements</text:span> (e.g. H<text:span text:style-name="T3">2</text:span>O, CO<text:span text:style-name="T3">2</text:span>, O<text:span text:style-name="T3">2</text:span>, H<text:span text:style-name="T3">2</text:span>, CH<text:span text:style-name="T3">4</text:span>, CO) with a definite stoichiometry, which is considered potentially present in the system.</text:p>
      <text:p text:style-name="TextSmall">A substance is thus defined by a "formula vector" in the elemental basis, and the substance list of the system consists of all substances present in at least one phase.</text:p>
      <text:p text:style-name="TextSmall">The term "compound" (French: "composé") is considered synonymous with "substance".</text:p>
      <text:h text:style-name="Heading_20_4" text:outline-level="4">species</text:h>
      <text:p text:style-name="Text_20_body">A species is defined here as <text:span text:style-name="T1">a substance in a specific phase</text:span>.</text:p>
      <text:p text:style-name="TextSmall">For instance, a (O,H,C,Ca) system may comprise CaCO<text:span text:style-name="T3">3</text:span>(aq), as a species of the aqueous phase, and CaCO<text:span text:style-name="T3">3</text:span>(cc), as another species present in a calcite phase.</text:p>
      <text:p text:style-name="TextSmall">In a dilute aqueous phase, species are divided between a dominant species, the so-called "solvent", <text:s/>and subordinate "solute" species. <text:s/>In solid solutions, species commonly correspond to end-members.</text:p>
      <text:h text:style-name="Heading_20_5" text:outline-level="5">thermodynamic models</text:h>
      <text:p text:style-name="Text_20_body">In addition to stoichiometric properties, a species s<text:span text:style-name="T3">i</text:span> has specific thermodynamic properties (s<text:span text:style-name="T3">i</text:span>%H, s<text:span text:style-name="T3">i</text:span>%S, s<text:span text:style-name="T3">i</text:span>%V, ...) at its reference state (e.g. pure phase).</text:p>
      <text:p text:style-name="Text_20_body">The library will have to implement the thermodynamic models which describe how these properties are computed at the conditions of interest (T, P, V, µ<text:span text:style-name="T3">j</text:span>, ...), from the species' properties at its reference state (T<text:span text:style-name="T3">ref</text:span>, P<text:span text:style-name="T3">ref</text:span>). Different types of species (e.g. aqueous vs minerals) may follow different thermodynamic models, whose parameters are stored in specific databases.</text:p>
      <text:h text:style-name="Heading_20_4" text:outline-level="4">phase</text:h>
      <text:p text:style-name="Text_20_body">A phase is defined by <text:span text:style-name="T9">an array of s</text:span>pecies, <text:span text:style-name="T9">a</text:span> thermodynamic model, and <text:span text:style-name="T9">a</text:span> composition.</text:p>
      <text:h text:style-name="Heading_20_5" text:outline-level="5">thermodynamic mixing models</text:h>
      <text:p text:style-name="TextSmall">The thermodynamic model of the phase (its "equation of state", EoS) is a set of functions that relate its thermodynamic properties (e.g. molar volume, enthalpy, entropy, chemical potential of each species in the phase, ...) with its composition and other constraints. The role of the mixing model is to describe the energetics of interactions between species within the phase. </text:p>
      <text:p text:style-name="TextSmall">Thermodynamic models can be categorized into different "classes".</text:p>
      <text:p text:style-name="TextSmall">The most basic class is that of the "pure phase", or "single-species phase": the species list contains a single species, and the molar properties of the phase are those of the species.</text:p>
      <text:p text:style-name="TextSmall">For phases of variable composition, a first order distinction is made between "solutions" and "mixtures": following a IUPAC recommendation, the term "solution" is used for phases that follow an asymmetric model, and "mixture" for symmetric models. A typical "solution" is an aqueous solution, where different concentration scales are used for the solvent, water, and the solute. <text:s/>On the other hand, solid solutions and gaseous mixtures are generally modeled as "mixtures" between end-members whose concentrations are measured as mole factions.</text:p>
      <text:p text:style-name="TextSmall">Distinct modules are used in ARXIM to implement the mixing models for "solutions" and for "mixtures".</text:p>
      <text:p text:style-name="TextSmall">A distinction is made, when it comes to implementation, between "interaction models" and "association models":</text:p>
      <text:p text:style-name="TextSmall"><text:span text:style-name="T10">◆</text:span><text:span text:style-name="T9"> </text:span>in a pure <text:span text:style-name="T6">interaction model</text:span>, the number of species equals the number of independent components that describe the phase composition. Such models do not require any "speciation calculation": energetics involved in the mixing process are accounted for by interaction parameters <text:soft-page-break/>between the end-members. That is often the case for a "molecular model" of a solid mixture, be it ideal (energy of mixing originates in configurational entropy only) or more complex (regular, etc.). Many models for mineral or gas mixtures belong to this class. </text:p>
      <text:p text:style-name="TextSmall"><text:span text:style-name="T10">◆</text:span><text:span text:style-name="T9"> </text:span>in an <text:span text:style-name="T6">association model</text:span>, interactions between species are accounted for through the presence of complex species: a speciation calculation becomes necessary.</text:p>
      <text:h text:style-name="Heading_20_5" text:outline-level="5">phase composition</text:h>
      <text:p text:style-name="TextSmall">The composition of a mixture phase can be characterized in terms of end-members components, or, alternatively, in terms of elemental abundances. For mixing models involving order-disorder, site occupancy preferences, etc., additional parameter(s) may be required for a complete description of the phase.</text:p>
      <text:h text:style-name="Heading_20_4" text:outline-level="4">chemical space</text:h>
      <text:p text:style-name="Text_20_body">The "chemical space" under consideration will be defined by a set of elements, a set of species in that element space, a set of mixing models based on the species set, and a set of phases that rely on species and mixing models.</text:p>
      <text:p text:style-name="P3">Example of chemical space:</text:p>
      <text:p text:style-name="TextInfo">elements</text:p>
      <text:p text:style-name="TextInfo"><text:s text:c="2"/>{ O(-2),H(+1),C(4),Ca(+2) }<text:line-break/>species</text:p>
      <text:p text:style-name="TextInfo"><text:s text:c="2"/>{ H2O,H+,OH-,CO2(aq),HCO3-,CO3-2,Ca+2,CaCO3(aq),Calcite,CO2(g),H2O(g) }<text:line-break/>mixing models</text:p>
      <text:p text:style-name="TextInfo"><text:s text:c="2"/>{ pure, electrolyte, cubic_EOS }<text:line-break/>phases {<text:line-break/> <text:s/>Aqueous<text:line-break/> <text:s text:c="3"/>mixing model= electrolyte<text:line-break/> <text:s text:c="3"/>species= H2O,H+,OH-,CO2(aq),HCO3-,CO3-2,Ca+2,CaCO3(aq) ,<text:line-break/> <text:s/>Calcite </text:p>
      <text:p text:style-name="TextInfo"><text:s text:c="4"/>mixing model= pure</text:p>
      <text:p text:style-name="TextInfo"><text:s text:c="4"/>species= Calcite ,<text:line-break/> <text:s/>Gas</text:p>
      <text:p text:style-name="TextInfo"><text:s text:c="4"/>mixing model= cubic_EOS</text:p>
      <text:p text:style-name="TextInfo"><text:s text:c="4"/>species= CO2(g), H2O(g)</text:p>
      <text:p text:style-name="TextInfo"><text:s text:c="2"/>}</text:p>
      <text:h text:style-name="Heading_20_3" text:outline-level="3">thermodynamic system and components</text:h>
      <text:h text:style-name="Heading_20_4" text:outline-level="4">system</text:h>
      <text:p text:style-name="Text_20_body">Once the chemical space has been constructed, it is possible to define the thermodynamic system of interest<text:span text:style-name="T4">.</text:span></text:p>
      <text:p text:style-name="Text_20_body"><text:span text:style-name="T4">D</text:span>epending on the type of problem to be solved, the system is defined in different ways. In some cases, the system is defined as a set of phases<text:span text:style-name="T4"> with given amounts and compositions; in other cases, the system is </text:span>restricted to one or more phases of the chemical space, and the other phases constitute the environment of the system. </text:p>
      <text:p text:style-name="Text_20_body">When solving fluid - rock interaction problems, it is often favorable, due to the central role of the fluid phase, to adopt the latter strategy. That is the case in ARXIM modules dedicated to fluid-rock interactions, where "the fluid system" is a given amount of aqueous fluid in a given environment of other phases (minerals, fluids).</text:p>
      <text:h text:style-name="Heading_20_4" text:outline-level="4">component</text:h>
      <text:p text:style-name="P2">A component is a chemical formula unit representing one of the minimum number of independent variables required to describe the composition of the system.</text:p>
      <text:p text:style-name="TextSmall"><text:span text:style-name="T4">By contrast with "substance" or "</text:span><text:span text:style-name="T5">compound</text:span><text:span text:style-name="T4">", thermodynamic compone</text:span>nts <text:span text:style-name="T4">do not necessarily have a physical connotation. They do not necessarily correspond to any species' stoichiometry: the </text:span><text:soft-page-break/><text:span text:style-name="T4">"independent components" </text:span>only have to form a set of linearly independent entities that can generate the whole list of substances comprised in the <text:s/>"chemical space".</text:p>
      <text:p text:style-name="TextSmall">The number of independent components will thus equal the dimension of the stoichiometric space generated by the <text:s/>substance list. This dimension is at most the dimension of the element list.</text:p>
      <text:p text:style-name="TextSmall">The term "component"<text:span text:style-name="T4"> (</text:span><text:span text:style-name="T1">French: "constituant"</text:span><text:span text:style-name="T4">) is used here in its strict thermodynamic sense.</text:span></text:p>
      <text:h text:style-name="Heading_20_4" text:outline-level="4">closed vs. open system</text:h>
      <text:p text:style-name="Text_20_body">A "closed system" has a fixed <text:s/>composition, it does not exchange matter with its environment. The environment only imposes physical constraints such as pressure, temperature or volume. </text:p>
      <text:p text:style-name="Text_20_body">An "open system" can exchange matter in response to chemical constraints imposed by its environment. For instance, if the system is defined as an aqueous phase in equilibrium with an environment of other phases, these may fix the values of the chemical potential of a number of components of the system.</text:p>
      <text:p text:style-name="TextItalic">Example: if a fluid is at equilibrium with the earth's atmosphere, considered as an "infinitely large volume" that buffers the CO<text:span text:style-name="T3">2</text:span> partial pressure, the potential of CO<text:span text:style-name="T3">2</text:span> in the fluid is imposed.</text:p>
      <text:h text:style-name="Heading_20_4" text:outline-level="4">compositional constraints <text:span text:style-name="T1">vs</text:span> potential constraints</text:h>
      <text:p text:style-name="Text_20_body">For a system to be defined, it needs as many independent constraints as its number of independent components. To the distinction between open and closed systems, correspond <text:s/>the two types of constraints that can be involved in the definition of a system at equilibrium: there can be constraints imposed on compositions, and <text:s/>constraints on potentials. </text:p>
      <text:list xml:id="list2354469559" text:style-name="L1">
        <text:list-item>
          <text:p text:style-name="P7">In a closed system, all constraints are <text:span text:style-name="T6">compositional constraints</text:span>: the amounts (e.g. mole numbers) of all components are fixed.</text:p>
        </text:list-item>
        <text:list-item>
          <text:p text:style-name="P7">If at least one constraint is a <text:span text:style-name="T6">potential constraint</text:span> (e.g. partial pressure or activity of a species), we have an open system.</text:p>
        </text:list-item>
      </text:list>
      <text:p text:style-name="TextItalic">This composition / potential duality corresponds largely, in the reality of hydrochemistry, to the two types of data commonly available for a given sample of water. Data are compositional for some elements: for instance, the total elemental concentration has been measured. For others, the constraint is on the potential of a species: it has been obtained by a potentiometric method (pH, pe), or it corresponds to an observation, such as the equilibrium with a buffering phase (contact with air imposing CO<text:span text:style-name="T3">2</text:span> or O<text:span text:style-name="T3">2</text:span> partial pressure, presence of excess calcite in a rock for a long time, ...).</text:p>
      <text:p text:style-name="TextItalic">Some data, however, may not translate directly to a constraint on potential nor on composition. This is the case of results of titration methods, which correspond to a balance of species abundances (e.g. the carbonate alkalinity, which involves the sum of modalities of carbonate and other species); they do not correspond to a single <text:s/>elemental abundance nor to a single species activity constraint and would deserve special implementation.</text:p>
      <text:h text:style-name="Heading_20_4" text:outline-level="4">type of constraint and component status: "inert" versus "mobile"</text:h>
      <text:p text:style-name="Text_20_body">There are as many independent components as external chemical constraints on the system. It is thus possible to associate to each component a constraint and to establish a direct correspondence between the constraint's type and the status of the associated component.</text:p>
      <text:p text:style-name="TextNotabene">Using the terminology developed for the interpretation of metasomatic processes (Khorzhinskii, 1950; Thompson, 1959), we call "<text:span text:style-name="T6">inert</text:span>" the components whose amounts are the independent variables, and "<text:span text:style-name="T6">mobile</text:span>" those whose chemical potentials are the independent variables. </text:p>
      <text:p text:style-name="TextNotabene">In other words, compositional constraints are imposed on "inert" components, and potential constraints on "mobile" components.</text:p>
      <text:p text:style-name="Text_20_body">Mobile components can correspond to species from other phases (minerals, <text:soft-page-break/>gases) with which the system is in equilibrium, but the concept can be extended to aqueous species. For instance, when a pH measurement is given as a data on an aqueous system, it<text:span text:style-name="T11"> corresponds to a fixed value of the potential of the H</text:span><text:span text:style-name="T12">+</text:span><text:span text:style-name="T11"> species: this species </text:span>is a mobile component.</text:p>
      <text:h text:style-name="Heading_20_3" text:outline-level="3">a hierarchy of dedicated data structures</text:h>
      <text:p text:style-name="Text_20_body">The consequences for computer implementation is that a systematic hierarchy <text:s text:c="2"/>will be built between the different objects involved in the description of a system: the global "chemical space" is a set of phase <text:span text:style-name="T15">model</text:span>s, which consist of species, which are themselves constructed from elements.</text:p>
      <text:p text:style-name="Text_20_body">The following data structures are implemented:</text:p>
      <text:h text:style-name="Heading_20_4" text:outline-level="4">t_Element</text:h>
      <text:p text:style-name="Text_20_body">a container for storing a chemical element.</text:p>
      <text:h text:style-name="P6" text:outline-level="4">t_Species</text:h>
      <text:p text:style-name="Text_20_body"><text:span text:style-name="T7">implements </text:span>a species structure: a name, a formula (an array of elements), and a pointer to the species' thermodynamic database.</text:p>
      <text:h text:style-name="Heading_20_4" text:outline-level="4">t_MixModel</text:h>
      <text:p text:style-name="Text_20_body"><text:span text:style-name="T7">implements </text:span>a symmetric mixing model (mole fraction scale): points to a set of species (t_Species structures), and contains parameters of the thermodynamics of interaction between the component species (i.e. activity-composition relationships).</text:p>
      <text:h text:style-name="Heading_20_4" text:outline-level="4">t_SolModel</text:h>
      <text:p text:style-name="Text_20_body"><text:span text:style-name="T7">implements </text:span>an asymmetric mixing model <text:span text:style-name="T14">(molality scale)</text:span>; used for solutions with a dominant solvent and subordinate solutes, typically an aqueous solution.</text:p>
      <text:h text:style-name="Heading_20_4" text:outline-level="4">t_MixPhase</text:h>
      <text:p text:style-name="Text_20_body">implements a mixture phase that obeys a symmetric model: contains pointer to a mixing model, and composition data.</text:p>
      <text:h text:style-name="Heading_20_4" text:outline-level="4">t_SolPhase</text:h>
      <text:p text:style-name="Text_20_body">implements a <text:span text:style-name="T13">solution</text:span> phase that obeys an asymmetric model; contains a pointer to a <text:span text:style-name="T14">solution</text:span> model, and composition data.</text:p>
      <text:h text:style-name="Heading_20_4" text:outline-level="4">t_Phase</text:h>
      <text:p text:style-name="Text_20_body">any phase of the system, of any type (pure, mixture, solution). Comprises mainly a pointer to the species list (if a pure phase) or to the mixture or solution lists, and properties of the phase at (T,P).</text:p>
      <text:h text:style-name="Heading_20_4" text:outline-level="4">implementation of the chemical space</text:h>
      <text:p text:style-name="P3">The chemical space is completely described by a data module that contains a set of arrays (vEle, vSpc, vMixModel, vMixPhase, vPhase), respectively of T_Element, T_Species, T_MixModel, T_Mixphase, and T_Phase <text:s/>variables.</text:p>
      <text:p text:style-name="P3"/>
      <text:p text:style-name="P3"><draw:g text:anchor-type="paragraph" draw:z-index="0" draw:style-name="gr1"><draw:custom-shape draw:style-name="gr2" draw:text-style-name="P8" svg:width="16.001cm" svg:height="8cm" svg:x="0.6cm" svg:y="0.101cm"><text:p/><draw:enhanced-geometry svg:viewBox="0 0 21600 21600" draw:type="rectangle" draw:enhanced-path="M 0 0 L 21600 0 21600 21600 0 21600 0 0 Z N"/></draw:custom-shape><draw:connector draw:style-name="gr3" draw:text-style-name="P9" draw:type="curve" svg:x1="7.234cm" svg:y1="2.466cm" svg:x2="8.438cm" svg:y2="6.595cm" draw:start-shape="id1" draw:start-glue-point="1" draw:end-shape="id2" draw:end-glue-point="0" svg:d="M7234 2466c804 0 1204 1376 1204 4129" svg:viewBox="0 0 1207 4131"><text:p/></draw:connector><draw:frame draw:style-name="gr4" draw:text-style-name="P11" xml:id="id3" draw:id="id3" svg:width="2.502cm" svg:height="0.749cm" svg:x="1.032cm" svg:y="0.593cm"><draw:text-box><text:p text:style-name="P10"><text:span text:style-name="T17">Element</text:span></text:p></draw:text-box></draw:frame><draw:frame draw:style-name="gr5" draw:text-style-name="P12" xml:id="id4" draw:id="id4" svg:width="2.528cm" svg:height="0.749cm" svg:x="4.842cm" svg:y="0.593cm"><draw:text-box><text:p text:style-name="P10"><text:span text:style-name="T17">vElement</text:span></text:p></draw:text-box></draw:frame><draw:frame draw:style-name="gr6" draw:text-style-name="P12" xml:id="id1" draw:id="id1" svg:width="2.393cm" svg:height="0.749cm" svg:x="4.842cm" svg:y="2.092cm"><draw:text-box><text:p text:style-name="P10"><text:span text:style-name="T17">vSpecies</text:span></text:p></draw:text-box></draw:frame><draw:connector draw:style-name="gr7" draw:text-style-name="P9" draw:type="line" svg:x1="3.533cm" svg:y1="0.967cm" svg:x2="4.842cm" svg:y2="0.967cm" draw:start-shape="id3" draw:start-glue-point="1" draw:end-shape="id4" draw:end-glue-point="3" svg:d="M3533 967h1309" svg:viewBox="0 0 1311 2"><text:p/></draw:connector><draw:connector draw:style-name="gr8" draw:text-style-name="P9" draw:type="line" svg:x1="3.533cm" svg:y1="2.466cm" svg:x2="4.842cm" svg:y2="2.466cm" draw:start-shape="id5" draw:start-glue-point="1" draw:end-shape="id1" draw:end-glue-point="3" svg:d="M3533 2466h1309" svg:viewBox="0 0 1311 2"><text:p/></draw:connector><draw:frame draw:style-name="gr9" draw:text-style-name="P11" xml:id="id8" draw:id="id8" svg:width="2.583cm" svg:height="0.749cm" svg:x="1.032cm" svg:y="5.096cm"><draw:text-box><text:p text:style-name="P10"><text:span text:style-name="T17">MixPhase</text:span></text:p></draw:text-box></draw:frame><draw:frame draw:style-name="gr10" draw:text-style-name="P11" xml:id="id6" draw:id="id6" svg:width="2.652cm" svg:height="0.749cm" svg:x="1.032cm" svg:y="3.595cm"><draw:text-box><text:p text:style-name="P10"><text:span text:style-name="T17">MixModel</text:span></text:p></draw:text-box></draw:frame><draw:frame draw:style-name="gr11" draw:text-style-name="P12" xml:id="id7" draw:id="id7" svg:width="2.888cm" svg:height="0.749cm" svg:x="4.842cm" svg:y="3.595cm"><draw:text-box><text:p text:style-name="P10"><text:span text:style-name="T17">vMixModel</text:span></text:p></draw:text-box></draw:frame><draw:connector draw:style-name="gr12" draw:text-style-name="P9" draw:type="line" svg:x1="3.683cm" svg:y1="3.969cm" svg:x2="4.842cm" svg:y2="3.969cm" draw:start-shape="id6" draw:start-glue-point="1" draw:end-shape="id7" svg:d="M3683 3969h1159" svg:viewBox="0 0 1161 2"><text:p/></draw:connector><draw:frame draw:style-name="gr13" draw:text-style-name="P12" xml:id="id9" draw:id="id9" svg:width="2.821cm" svg:height="0.749cm" svg:x="4.842cm" svg:y="5.096cm"><draw:text-box><text:p text:style-name="P10"><text:span text:style-name="T17">vMixPhase</text:span></text:p></draw:text-box></draw:frame><draw:frame draw:style-name="gr14" draw:text-style-name="P11" xml:id="id10" draw:id="id10" svg:width="1.779cm" svg:height="0.749cm" svg:x="1.032cm" svg:y="6.596cm"><draw:text-box><text:p text:style-name="P10"><text:span text:style-name="T17">Phase</text:span></text:p></draw:text-box></draw:frame><draw:frame draw:style-name="gr15" draw:text-style-name="P12" xml:id="id2" draw:id="id2" svg:width="2.017cm" svg:height="0.749cm" svg:x="7.432cm" svg:y="6.596cm"><draw:text-box><text:p text:style-name="P10"><text:span text:style-name="T17">vPhase</text:span></text:p></draw:text-box></draw:frame><draw:connector draw:style-name="gr16" draw:text-style-name="P9" draw:type="line" svg:x1="3.614cm" svg:y1="5.47cm" svg:x2="4.842cm" svg:y2="5.47cm" draw:start-shape="id8" draw:start-glue-point="1" draw:end-shape="id9" draw:end-glue-point="3" svg:d="M3614 5470h1228" svg:viewBox="0 0 1229 2"><text:p/></draw:connector><draw:connector draw:style-name="gr17" draw:text-style-name="P9" draw:type="line" svg:x1="2.81cm" svg:y1="6.97cm" svg:x2="7.431cm" svg:y2="6.97cm" draw:start-shape="id10" draw:start-glue-point="1" draw:end-shape="id2" draw:end-glue-point="3" svg:d="M2810 6970h4621" svg:viewBox="0 0 4623 2"><text:p/></draw:connector><draw:connector draw:style-name="gr18" draw:text-style-name="P9" draw:type="curve" svg:x1="7.663cm" svg:y1="5.47cm" svg:x2="8.439cm" svg:y2="6.595cm" draw:start-shape="id9" draw:start-glue-point="1" draw:end-shape="id2" draw:end-glue-point="0" svg:d="M7663 5470c519 0 776 374 776 1125" svg:viewBox="0 0 778 1127"><text:p/></draw:connector><draw:frame draw:style-name="gr19" draw:text-style-name="P11" xml:id="id11" draw:id="id11" svg:width="2.973cm" svg:height="0.749cm" svg:x="10.222cm" svg:y="3.311cm"><draw:text-box><text:p text:style-name="P10"><text:span text:style-name="T17">Component</text:span></text:p></draw:text-box></draw:frame><draw:frame draw:style-name="gr20" draw:text-style-name="P12" xml:id="id12" draw:id="id12" svg:width="3.211cm" svg:height="0.749cm" svg:x="12.598cm" svg:y="5.2cm"><draw:text-box><text:p text:style-name="P10"><text:span text:style-name="T17">vComponent</text:span></text:p></draw:text-box></draw:frame><draw:connector draw:style-name="gr21" draw:text-style-name="P9" draw:type="curve" svg:x1="7.37cm" svg:y1="0.967cm" svg:x2="11.707cm" svg:y2="3.311cm" draw:start-shape="id4" draw:start-glue-point="1" draw:end-shape="id11" draw:end-glue-point="0" svg:d="M7370 967c2892 0 4337 781 4337 2344" svg:viewBox="0 0 4339 2346"><text:p/></draw:connector><draw:connector draw:style-name="gr22" draw:text-style-name="P9" draw:type="curve" svg:x1="7.234cm" svg:y1="2.466cm" svg:x2="11.707cm" svg:y2="3.311cm" draw:start-shape="id1" draw:start-glue-point="1" draw:end-shape="id11" draw:end-glue-point="0" svg:d="M7234 2466c2982 0 4473 280 4473 845" svg:viewBox="0 0 4475 847"><text:p/></draw:connector><draw:connector draw:style-name="gr23" draw:text-style-name="P9" draw:type="line" svg:x1="11.707cm" svg:y1="4.059cm" svg:x2="12.598cm" svg:y2="5.574cm" draw:start-shape="id11" draw:start-glue-point="2" draw:end-shape="id12" draw:end-glue-point="3" svg:d="M11707 4059l891 1515" svg:viewBox="0 0 893 1517"><text:p/></draw:connector><draw:connector draw:style-name="gr24" draw:text-style-name="P9" svg:x1="3.533cm" svg:y1="2.466cm" svg:x2="3.533cm" svg:y2="2.466cm" draw:start-shape="id5" draw:end-shape="id5" svg:d="M3533 2466z" svg:viewBox="0 0 2 2"><text:p/></draw:connector><draw:line draw:style-name="gr25" draw:text-style-name="P9" svg:x1="3.032cm" svg:y1="2.295cm" svg:x2="5.032cm" svg:y2="1.295cm"><text:p/></draw:line><draw:line draw:style-name="gr26" draw:text-style-name="P9" svg:x1="3.032cm" svg:y1="3.595cm" svg:x2="5.032cm" svg:y2="2.595cm"><text:p/></draw:line><draw:line draw:style-name="gr27" draw:text-style-name="P9" svg:x1="3.032cm" svg:y1="5.095cm" svg:x2="5.032cm" svg:y2="4.095cm"><text:p/></draw:line><draw:frame draw:style-name="gr28" draw:text-style-name="P11" xml:id="id5" draw:id="id5" svg:width="2.502cm" svg:height="0.749cm" svg:x="1.032cm" svg:y="2.092cm"><draw:text-box><text:p text:style-name="P10"><text:span text:style-name="T17">Species</text:span></text:p></draw:text-box></draw:frame></draw:g><text:soft-page-break/></text:p>
      <text:p text:style-name="P3">This diagram illustrates the hierarchy established between the arrays (where <text:span text:style-name="T1">Element</text:span> is a structure of type <text:span text:style-name="T1">t_Element</text:span>, <text:span text:style-name="T1">Species</text:span> a structure of type <text:span text:style-name="T1">t_Species</text:span>, ...). For example, a <text:span text:style-name="T1">Species</text:span> points <text:s/>to a set of indexes in the array <text:span text:style-name="T1">vElement</text:span>; a <text:span text:style-name="T1">MixModel</text:span> comprises a list of end-members indexed in <text:span text:style-name="T1">vSpecies </text:span>(similar construction for a <text:span text:style-name="T1">SolModel</text:span>); a <text:span text:style-name="T1">MixPhase</text:span> follows a mixing model indexed in <text:span text:style-name="T1">vMixModel</text:span>, etc.</text:p>
      <text:p text:style-name="P3">Once the chemical space has been defined, any system of this space is described as a set of independent components.</text:p>
      <text:h text:style-name="P6" text:outline-level="4">t_Component </text:h>
      <text:p text:style-name="Text_20_body"><text:span text:style-name="T7">implements a </text:span>thermodynamic compon<text:span text:style-name="T7">ent.</text:span></text:p>
      <text:p text:style-name="Text_20_body"><text:span text:style-name="T7">Comp</text:span>rises mainly</text:p>
      <text:p text:style-name="Text_20_body"><text:span text:style-name="T10">▷</text:span><text:span text:style-name="T9"> </text:span>a status description (= whether inert or mobile),</text:p>
      <text:p text:style-name="Text_20_body"><text:span text:style-name="T10">▷</text:span><text:span text:style-name="T9"> </text:span>two pointers, respectively to an element and to a species,</text:p>
      <text:p text:style-name="Text_20_body"><text:span text:style-name="T10">▷</text:span><text:span text:style-name="T9"> </text:span>depending on the status, either the mole number of the element or the activity of the species.</text:p>
      <text:p text:style-name="TextItalic">This is the current implementation (inherited from ARCHIMEDE) built for cases where all chemical elements are independent, and that implies that the number of components equals the number of chemical elements.</text:p>
      <text:p text:style-name="TextItalic">In the more general implementation under construction, an inert component, like a mobile one, points more generally to a stoichiometry (possibly defined in terms of elements), instead of having always a single element stoichiometry.</text:p>
      <text:h text:style-name="Heading_20_4" text:outline-level="4">examples</text:h>
      <text:p text:style-name="P3">Example of chemical space:</text:p>
      <text:p text:style-name="P5">elements {O(-2),H(+1),C(4)}<text:line-break/>species {H2O,H+,OH-,CO2_aq,HCO3-,CO3-2,CO2_g}<text:line-break/>solution models {pure, electrolyte}</text:p>
      <text:p text:style-name="TextInfo">phases {<text:line-break/> <text:s/>Aqueous {<text:line-break/> <text:s text:c="3"/>model= electrolyte,<text:line-break/> <text:s text:c="3"/>species= {H2O,H+,OH-,CO2_aq,HCO3-,CO3-2}<text:line-break/> <text:s/>},<text:line-break/> <text:s/>CO2_g {model= pure, species= {CO2_g}}<text:line-break/>}</text:p>
      <text:p text:style-name="P4"><text:soft-page-break/>Examples of systems in this chemical space:</text:p>
      <text:p text:style-name="TextInfo">system_1= {<text:line-break/> <text:s/>c1= {H2O, inert, mole=55.5},<text:line-break/> <text:s/>c2= {H+, balance},<text:line-break/> <text:s/>c3= {CO2_aq, inert, mole=1.0}<text:line-break/>}</text:p>
      <text:p text:style-name="Text_20_body"/>
      <text:p text:style-name="TextInfo">system_2= {<text:line-break/> <text:s/>c1= {O, H2O, inert, mole=55.5},<text:line-break/> <text:s/>c2= {H, H+, balance},<text:line-break/> <text:s/>c3= {C, CO2_g, mobile, activity=0.03}<text:line-break/>}</text:p>
      <text:h text:style-name="Heading_20_2" text:outline-level="2">applications</text:h>
      <text:p text:style-name="Text_20_body">Once the tools have been developed for all basic concepts and tasks (implement a chemical space, describe a system, implement constraints, etc.), they can be used for solving a variety of problems concerning multiphase systems, in equilibrium and in non-equilibrium conditions.</text:p>
      <text:h text:style-name="Heading_20_4" text:outline-level="4">"LMA" versus "GEM"</text:h>
      <text:p text:style-name="Text_20_body">A vast literature is available on techniques of equilibrium calculation of a multi-component system. General presentations can be found for example in SMITH &amp; MISSEN (1982) or LICHTNER (1996).</text:p>
      <text:p text:style-name="Text_20_body">Two main types of approaches are classically considered (SMITH &amp; MISSEN, 1982):</text:p>
      <text:p text:style-name="Text_20_body"><text:span text:style-name="T8">▷ I</text:span>n the <text:span text:style-name="T2">Free Energy Minimization</text:span><text:span text:style-name="T7"> </text:span>approach (<text:span text:style-name="T6">GEM</text:span>, when the relevant potential function is the Gibbs free energy), the equilibrium is solved globally, by minimizing, under the constraints of material conservation, the free energy of the system. GEM methods are of common use for systems involving several phases of variable composition (e.g. in metamorphic or igneous petrology, or in flash calculations on fluids); they are less commonly implemented for speciation of an aqueous solution, except for concentrated <text:span text:style-name="T7">brines </text:span>where an ion interaction (Pitzer) model is used.</text:p>
      <text:p text:style-name="Text_20_body"><text:span text:style-name="T8">▷ I</text:span>n a <text:span text:style-name="T6">LMA</text:span> (<text:span text:style-name="T2">Law of Mass Action</text:span>) approach, the speciation problem is implemented as a system of equations that express, on one hand, the mass conservation constraints and, on the other, the chemical equilibrium among species, commonly written in the mass action form. This approach is dominant among programs for aqueous geochemistry (EQ3, PHREEQ, CHESS, ...).</text:p>
      <text:p text:style-name="TextSmall">Phase-equilibrium solvers based on the mass-action approach provide accurate results up to very small solute concentrations, but cannot unambiguously address phase stability, in particular when solid solutions are non-ideal or phase separation appears ([Reed, 1982], [Reed, 1998], [Wolery, 1992] and [Bethke, 1996]). This is common in many rock-forming minerals (e.g., feldspars, micas, amphiboles, pyroxenes). </text:p>
      <text:p text:style-name="TextSmall">In contrast, methods using Gibbs free energy minimization are suitable for evaluating phase stability but they were often insufficient to accurately predict very small concentrations of aqueous species ([Karpov and Kazmin, 1972] and [Karpov et al., 1997]) and only recently could the minimizers incorporate non-ideal mixing behavior (e.g., [Shvarov, 1999] and [Kulik, 2006]). </text:p>
      <text:p text:style-name="Text_20_body">For equilibrium computations of systems involving a complex aqueous phase, ARXIM uses a LMA approach, implementing two sets of equations, described hereafter, one describing material conservation, the other the chemical equilibrium conditions, but the latter are expressed, like in GEM approach, in terms of linear potential constraints, rather than activity products. And, rather than working on solute molalities like many LMA approaches, ARXIM uses extensive variables (mole numbers) as primary variables.</text:p>
      <text:h text:style-name="Heading_20_4" text:outline-level="4"><text:soft-page-break/>Applications currently developed within ARXIM</text:h>
      <text:p text:style-name="Text_20_body">LMA:</text:p>
      <text:p text:style-name="Text_20_body"><text:span text:style-name="T8">▷ </text:span>homogeneous equilibrium (speciation) of an aqueous fluid under compositional and potential constraints</text:p>
      <text:p text:style-name="Text_20_body"><text:span text:style-name="T8">▷ </text:span>heterogeneous equilibrium of a multi-phase water-bearing system</text:p>
      <text:p text:style-name="Text_20_body"><text:span text:style-name="T8">▷ kinetic evolution of a fluid-rock system - 0D dynamic cell</text:span></text:p>
      <text:p text:style-name="Text_20_body">GEM:</text:p>
      <text:p text:style-name="Text_20_body"><text:span text:style-name="T8">▷ </text:span>equilibrium composition of a system of pure phases, using linear programming</text:p>
      <text:p text:style-name="Text_20_body"><text:span text:style-name="T8">▷ </text:span>equilibrium composition of a system comprising complex mixtures, by free energy minim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DejaVu Serif3" svg:font-family="'DejaVu Serif'" style:font-adornments="Book" style:font-family-generic="roman"/>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Georgia" svg:font-family="Georgia" style:font-adornments="Italique" style:font-family-generic="roman" style:font-pitch="variable"/>
    <style:font-face style:name="Georgia1" svg:font-family="Georgia" style:font-adornments="Normal"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hatch draw:name="Hatch_20_98" draw:display-name="Hatch 98" draw:style="single" draw:color="#000000" draw:distance="0.006cm" draw:rotation="0"/>
    <draw:hatch draw:name="Hatch_20_99" draw:display-name="Hatch 9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8" draw:display-name="Dashed (var) 98" draw:style="rect" draw:dots1="1" draw:dots1-length="0.006cm" draw:dots2="1" draw:dots2-length="0.006cm" draw:distance="0.006cm"/>
    <draw:stroke-dash draw:name="Dashed_20__28_var_29__20_99" draw:display-name="Dashed (var) 9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DejaVu Serif"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DejaVu Serif"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left="0.6cm" fo:margin-right="0.6cm" fo:margin-top="0.101cm" fo:margin-bottom="0.101cm" loext:contextual-spacing="false" fo:text-align="justify" style:justify-single-word="false" fo:text-indent="0cm" style:auto-text-indent="false"/>
      <style:text-properties style:font-name="DejaVu Serif1" fo:font-family="'DejaVu Serif'" style:font-style-name="Book" style:font-family-generic="roman" style:font-pitch="variable"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master-page-name="">
      <style:paragraph-properties fo:margin-left="0.6cm" fo:margin-right="0.6cm" fo:text-align="justify" style:justify-single-word="false" fo:text-indent="0cm" style:auto-text-indent="false" style:page-number="auto"/>
      <style:text-properties fo:font-size="10pt" fo:font-style="itali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fo:break-before="page" fo:padding="0.049cm" fo:border="0.06pt solid #000000"/>
      <style:text-properties style:font-name="DejaVu Serif1" fo:font-family="'DejaVu Serif'" style:font-style-name="Book" style:font-family-generic="roman" style:font-pitch="variable"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e6e6e6" draw:opacity="100%"/>
      <style:paragraph-properties fo:margin-top="0.499cm" fo:margin-bottom="0.199cm" loext:contextual-spacing="false" fo:background-color="#e6e6e6" fo:padding="0.049cm" fo:border-left="none" fo:border-right="none" fo:border-top="0.06pt solid #000000" fo:border-bottom="0.06pt solid #000000" style:shadow="none"/>
      <style:text-properties style:font-name="DejaVu Serif1"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3cm" fo:margin-bottom="0.101cm" loext:contextual-spacing="false" fo:text-indent="0cm" style:auto-text-indent="false" fo:background-color="transparent" style:shadow="none"/>
      <style:text-properties style:font-name="DejaVu Serif1" fo:font-family="'DejaVu Serif'" style:font-style-name="Book" style:font-family-generic="roman" style:font-pitch="variable" fo:font-size="11pt"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6cm" fo:margin-right="0cm" fo:margin-top="0.4cm" fo:margin-bottom="0.101cm" loext:contextual-spacing="false" fo:text-indent="0cm" style:auto-text-indent="false" fo:background-color="transparent" style:shadow="none"/>
      <style:text-properties style:font-name="DejaVu Serif2" fo:font-family="'DejaVu Serif'" style:font-style-name="Italic"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text-indent="0cm" style:auto-text-indent="false"/>
      <style:text-properties style:font-name="Georgia" fo:font-family="Georgia" style:font-style-name="Italique" style:font-family-generic="roman" style:font-pitch="variable" fo:font-size="11pt"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Table" style:family="paragraph" style:parent-style-name="Text_20_body" style:next-style-name="Text_20_body" style:class="text">
      <style:paragraph-properties fo:margin-left="0.6cm" fo:margin-right="0.6cm" fo:margin-top="0cm" fo:margin-bottom="0cm" loext:contextual-spacing="false" fo:text-indent="0cm" style:auto-text-indent="false" fo:padding="0.25cm" fo:border-left="0.99pt solid #800080" fo:border-right="none" fo:border-top="none" fo:border-bottom="none" style:shadow="none"/>
      <style:text-properties style:font-name="DejaVu Serif1" fo:font-family="'DejaVu Serif'" style:font-style-name="Book" style:font-family-generic="roman" style:font-pitch="variable" fo:font-size="11pt"/>
    </style:style>
    <style:style style:name="TextHiLite" style:family="paragraph" style:parent-style-name="Text_20_body" style:next-style-name="Text_20_body" style:class="text">
      <style:paragraph-properties fo:margin-left="1cm" fo:margin-right="0cm" fo:text-indent="0cm" style:auto-text-indent="false"/>
      <style:text-properties fo:font-size="14pt" fo:language="zxx" fo:country="none"/>
    </style:style>
    <style:style style:name="TextInfo" style:family="paragraph" style:parent-style-name="TextTable" style:next-style-name="Text_20_body" style:class="text" style:master-page-name="">
      <loext:graphic-properties draw:fill="none" draw:fill-color="#99ccff"/>
      <style:paragraph-properties fo:margin-left="0.801cm" fo:margin-right="0cm" fo:text-align="start" style:justify-single-word="false" fo:text-indent="0cm" style:auto-text-indent="false" style:page-number="auto" fo:background-color="transparent" fo:padding="0.15cm" fo:border-left="0.99pt solid #800080" fo:border-right="none" fo:border-top="none" fo:border-bottom="none" style:shadow="none"/>
      <style:text-properties style:font-name="Courier New" fo:font-family="'Courier New'" style:font-style-name="Normal" style:font-family-generic="modern" style:font-pitch="fixed" fo:font-size="10pt" fo:language="zxx" fo:country="none"/>
    </style:style>
    <style:style style:name="TextItalic" style:family="paragraph" style:parent-style-name="Text_20_body" style:next-style-name="Text_20_body" style:class="text">
      <style:text-properties fo:font-size="10pt" fo:font-style="italic"/>
    </style:style>
    <style:style style:name="TextARevoir" style:family="paragraph" style:parent-style-name="Text_20_body" style:next-style-name="Text_20_body" style:class="text">
      <loext:graphic-properties draw:fill="none" draw:fill-color="#99ccff"/>
      <style:paragraph-properties fo:background-color="transparent"/>
      <style:text-properties fo:color="#804c19" style:text-line-through-style="none" style:text-line-through-type="none" fo:font-size="11pt" fo:font-style="italic" fo:text-shadow="none"/>
    </style:style>
    <style:style style:name="TextReference" style:family="paragraph" style:parent-style-name="Text_20_body" style:class="text" style:master-page-name="">
      <loext:graphic-properties draw:fill="solid" draw:fill-color="#e6e6e6" draw:opacity="100%"/>
      <style:paragraph-properties style:page-number="auto" fo:background-color="#e6e6e6"/>
      <style:text-properties fo:font-size="10pt"/>
    </style:style>
    <style:style style:name="TextNotabene" style:family="paragraph" style:parent-style-name="Text_20_body" style:next-style-name="Text_20_body" style:class="text">
      <style:paragraph-properties fo:margin-top="0.199cm" fo:margin-bottom="0.199cm" loext:contextual-spacing="false" fo:padding="0.049cm" fo:border-left="none" fo:border-right="none" fo:border-top="2.49pt solid #b3b3b3" fo:border-bottom="2.49pt solid #b3b3b3" style:shadow="none"/>
    </style:style>
    <style:style style:name="TetxTabl2" style:family="paragraph" style:parent-style-name="Text_20_body" style:class="text">
      <style:paragraph-properties fo:margin-left="1cm" fo:margin-right="0cm" fo:margin-top="0cm" fo:margin-bottom="0cm" loext:contextual-spacing="false" fo:text-align="start" style:justify-single-word="false" fo:text-indent="0cm" style:auto-text-indent="false" fo:padding="0.25cm" fo:border-left="0.99pt solid #666699" fo:border-right="none" fo:border-top="none" fo:border-bottom="none" style:shadow="none"/>
      <style:text-properties fo:font-size="11pt" fo:language="en" fo:country="US"/>
    </style:style>
    <style:style style:name="TextSmall" style:family="paragraph" style:parent-style-name="Text_20_body" style:class="text">
      <style:paragraph-properties fo:margin-left="0.6cm" fo:margin-right="0.6cm" fo:text-indent="0cm" style:auto-text-indent="false"/>
      <style:text-properties fo:font-size="9pt"/>
    </style:style>
    <style:style style:name="TextASuppr" style:family="paragraph" style:parent-style-name="TextARevoir" style:class="text">
      <style:text-properties fo:color="#9999ff" style:text-line-through-style="solid" style:text-line-through-type="single" fo:font-size="9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6cm" fo:margin-top="0.3cm" fo:margin-bottom="0cm" loext:contextual-spacing="false" fo:text-indent="0cm" style:auto-text-indent="false">
        <style:tab-stops>
          <style:tab-stop style:position="18.198cm" style:type="right" style:leader-style="dotted" style:leader-text="."/>
        </style:tab-stops>
      </style:paragraph-properties>
    </style:style>
    <style:style style:name="Contents_20_2" style:display-name="Contents 2" style:family="paragraph" style:parent-style-name="Index" style:class="index">
      <style:paragraph-properties fo:margin-left="0.4cm" fo:margin-right="0.6cm" fo:margin-top="0.199cm" fo:margin-bottom="0cm" loext:contextual-spacing="false" fo:text-indent="0cm" style:auto-text-indent="false">
        <style:tab-stops>
          <style:tab-stop style:position="17.699cm" style:type="right" style:leader-style="dotted" style:leader-text="."/>
        </style:tab-stops>
      </style:paragraph-properties>
    </style:style>
    <style:style style:name="Contents_20_3" style:display-name="Contents 3" style:family="paragraph" style:parent-style-name="Index" style:class="index">
      <style:paragraph-properties fo:margin-left="0.6cm" fo:margin-right="0.6cm" fo:text-indent="0cm" style:auto-text-indent="false">
        <style:tab-stops>
          <style:tab-stop style:position="17.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01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99cm" fo:margin-bottom="1.799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title>arxim, intro</text:title> - <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dc:title>arxim, intro</dc:title>
    <meta:creation-date>2003-12-04T15:59:01</meta:creation-date>
    <dc:date>2017-04-07T15:02:23.760581149</dc:date>
    <meta:print-date>2007-04-27T10:52:42</meta:print-date>
    <meta:editing-cycles>256</meta:editing-cycles>
    <meta:editing-duration>P87DT18H53M37S</meta:editing-duration>
    <meta:document-statistic meta:table-count="0" meta:image-count="0" meta:object-count="0" meta:page-count="8" meta:paragraph-count="131" meta:word-count="3052" meta:character-count="20443" meta:non-whitespace-character-count="17433"/>
    <meta:user-defined meta:name="Info 1"/>
    <meta:user-defined meta:name="Info 2"/>
    <meta:user-defined meta:name="Info 3"/>
    <meta:user-defined meta:name="Info 4"/>
  </office:meta>
</office:document-meta>
</file>